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1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4-06_12-52-14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4-06_10-57-21_000.jpg</text:p>
          </table:table-cell>
          <table:table-cell office:value-type="string">
            <text:p>:m :PHOTO 起きた時刻 / 2017040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4-05_23-34-4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4-05_23-34-17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4-05_23-34-01_00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4-05_23-34-01_00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4-05_23-34-01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4-05_22-21-38_000.jpg</text:p>
          </table:table-cell>
          <table:table-cell table:style-name="ce1" office:value-type="string">
            <text:p>:m 1*1 RES / free# 3WSUBV 19#1 / ヘブライ語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4-05_19-53-35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4-05_18-50-14_000.jpg</text:p>
          </table:table-cell>
          <table:table-cell office:value-type="string">
            <text:p>:PHOTO 面白いもの / @富士見台小学校横、公園　交差点　歩行者マークの表示塔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4-05_18-49-57_000.jpg</text:p>
          </table:table-cell>
          <table:table-cell office:value-type="string">
            <text:p>:PHOTO 面白いもの / @富士見台小学校横、公園　交差点　歩行者マークの表示塔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4-05_18-37-10_000.jpg</text:p>
          </table:table-cell>
          <table:table-cell table:style-name="ce1" office:value-type="string">
            <text:p>:m other / お金 / 貯金から取り崩した金額 / 1000円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017-04-05_12-05-12_002.jpg</text:p>
          </table:table-cell>
          <table:table-cell table:style-name="ce3" office:value-type="string">
            <text:p>:m 1*1 prog / 33*7#1 / Cake_NR5 fix-5 / memo / categorize articles → get_GenreCategoryKeyword_List()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4-05_10-53-15_000.jpg</text:p>
          </table:table-cell>
          <table:table-cell table:style-name="ce1" office:value-type="string">
            <text:p>:m music / 楽譜メモ / kb / blues p-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4-05_09-08-26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4-05_09-08-16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4-05_09-08-13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4-05_09-08-12_013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4-05_09-08-12_012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4-05_09-02-16_000.jpg</text:p>
          </table:table-cell>
          <table:table-cell office:value-type="string">
            <text:p>:m :th / 考え / robust learning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4-05_08-58-57_000.jpg</text:p>
          </table:table-cell>
          <table:table-cell office:value-type="string">
            <text:p>:m :PHOTO 起きた時刻 / 2017040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2017-04-05_01-08-46_000.jpg</text:p>
          </table:table-cell>
          <table:table-cell table:style-name="ce1" office:value-type="string">
            <text:p>-*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7-04-05_01-06-36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4-05_00-11-01_000.jpg</text:p>
          </table:table-cell>
          <table:table-cell table:style-name="ce1" office:value-type="string">
            <text:p>:m 1*1 RES / free# 3WSUBV 18#1 / ヘブライ語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4-04_23-26-50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7-04-04_23-26-44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04-04_23-26-37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7-04-04_23-26-3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04-04_23-26-12_01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7-04-04_20-37-58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4-04_19-51-11_000.jpg</text:p>
          </table:table-cell>
          <table:table-cell table:style-name="ce1" office:value-type="string">
            <text:p>:m 1*1 RES / free# K6H7DD 2#1 / シュレーディンガー方程式 / 光路差　⇒　自作メモ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7-04-04_18-31-12_010.jpg</text:p>
          </table:table-cell>
          <table:table-cell table:style-name="ce1" office:value-type="string">
            <text:p>:m other / お金 / 貯金から取り崩した金額 / 1000円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017-04-04_18-29-12_009.jpg</text:p>
          </table:table-cell>
          <table:table-cell table:style-name="ce1" office:value-type="string">
            <text:p>:m 1*1 RES / free# K6H7DD 2#1 / シュレーディンガー方程式 / 光路差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2017-04-04_16-47-29_000.jpg</text:p>
          </table:table-cell>
          <table:table-cell table:style-name="ce1" office:value-type="string">
            <text:p>:m 1*1 RES / free# 4JZVMD 10#1 / 慣性質量　ヒッグス粒子　電弱理論　超対称性理論　ニュートラリーノ　アクシオン　/ ?+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2017-04-04_14-55-26_000.jpg</text:p>
          </table:table-cell>
          <table:table-cell office:value-type="string">
            <text:p>:m 食べた物/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2017-04-04_13-04-12_008.jpg</text:p>
          </table:table-cell>
          <table:table-cell table:style-name="ce1" office:value-type="string">
            <text:p>:m 1*1 RES / free# R22MPV 3#1 / maxima learning / parametric / N+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2017-04-04_10-33-34_000.jpg</text:p>
          </table:table-cell>
          <table:table-cell office:value-type="string">
            <text:p>:m 食べた物/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2017-04-04_10-08-49_000.jpg</text:p>
          </table:table-cell>
          <table:table-cell table:style-name="ce3" office:value-type="string">
            <text:p>:m music / 楽譜メモ / kb / et-12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2017-04-04_08-21-12_007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2017-04-04_08-21-12_006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2017-04-04_08-20-12_005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2017-04-04_08-20-12_004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2017-04-04_08-20-12_003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017-04-04_07-54-38_000.jpg</text:p>
          </table:table-cell>
          <table:table-cell office:value-type="string">
            <text:p>:m :PHOTO 起きた時刻 / 20170404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2017-04-04_02-11-03_000.jpg</text:p>
          </table:table-cell>
          <table:table-cell office:value-type="string">
            <text:p>:m :PHOTO 寝た時刻 / 2017040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2017-04-03_23-12-2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017-04-03_23-12-2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2017-04-03_23-12-1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2017-04-03_23-12-1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2017-04-03_23-12-14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017-04-03_19-59-53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2017-04-03_19-33-12_001.jpg</text:p>
          </table:table-cell>
          <table:table-cell table:style-name="ce1" office:value-type="string">
            <text:p>:m 1*1 RES / free# 3WSUBV 17#1 / ヘブライ語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2017-04-03_18-37-02_000.jpg</text:p>
          </table:table-cell>
          <table:table-cell table:style-name="ce1" office:value-type="string">
            <text:p>:m music / 楽譜メモ / kb / stride-1.p-1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2017-04-03_18-00-12_000.jpg</text:p>
          </table:table-cell>
          <table:table-cell table:style-name="ce1" office:value-type="string">
            <text:p>:m 1*1 RES / free# K6H7DD 1#1 / シュレーディンガー方程式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2017-04-03_16-53-36_000.jpg</text:p>
          </table:table-cell>
          <table:table-cell table:style-name="ce1" office:value-type="string">
            <text:p>:m 借りたい本 / 量子的世界像１０１の新知識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string">
            <text:p>2017-04-03_16-38-06_000.jpg</text:p>
          </table:table-cell>
          <table:table-cell table:style-name="ce3" office:value-type="string">
            <text:p>:m 保管場所 / 防湿剤　s.e.用 / 机上　マック下の引き出し 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2017-04-03_16-37-01_000.jpg</text:p>
          </table:table-cell>
          <table:table-cell table:style-name="ce3" office:value-type="string">
            <text:p>:m :s.e. / 計量　防湿剤　開封時 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2017-04-03_16-34-14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2017-04-03_16-15-52_000.jpg</text:p>
          </table:table-cell>
          <table:table-cell table:style-name="ce1" office:value-type="string">
            <text:p>:m 借りた本 / レジリエンス / 途中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2017-04-03_16-15-15_000.jpg</text:p>
          </table:table-cell>
          <table:table-cell table:style-name="ce1" office:value-type="string">
            <text:p>:m 借りた本 / 未来を拓く元素戦略 / 途中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2017-04-03_14-12-04_000.jpg</text:p>
          </table:table-cell>
          <table:table-cell table:style-name="ce1" office:value-type="string">
            <text:p>:m other / お金 / 貯金から取り崩した金額 / 1000円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2017/04/06</text:date>, <text:time>16:21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6T16:21:34.72</dc:date>
    <dc:creator>岩淵 謙</dc:creator>
    <meta:generator>OpenOffice/4.1.3$Win32 OpenOffice.org_project/413m1$Build-9783</meta:generator>
    <meta:editing-duration>PT32M9S</meta:editing-duration>
    <meta:editing-cycles>17</meta:editing-cycles>
    <meta:document-statistic meta:table-count="1" meta:cell-count="186" meta:object-count="0"/>
  </office:meta>
</office:document-meta>
</file>